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C000001E28DAFDD702AB3FABC.png" manifest:media-type="image/png"/>
  <manifest:file-entry manifest:full-path="Pictures/1000000000000320000001CF36F346D176B32B52.png" manifest:media-type="image/png"/>
  <manifest:file-entry manifest:full-path="Pictures/10000000000001F4000001E005C8A5C6BFA8727E.png" manifest:media-type="image/png"/>
  <manifest:file-entry manifest:full-path="Pictures/10000000000002EE000001E73CE125686B1327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c2a3" officeooo:paragraph-rsid="000dc2a3"/>
    </style:style>
    <style:style style:name="P2" style:family="paragraph" style:parent-style-name="Standard">
      <style:text-properties officeooo:rsid="000f7559" officeooo:paragraph-rsid="000f7559"/>
    </style:style>
    <style:style style:name="T1" style:family="text">
      <style:text-properties officeooo:rsid="000dc2a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3" draw:name="Image1" text:anchor-type="char" svg:x="0cm" svg:y="-0.884cm" svg:width="17cm" svg:height="11.038cm" draw:z-index="0"><draw:image xlink:href="Pictures/10000000000002EE000001E73CE125686B1327C9.png" xlink:type="simple" xlink:show="embed" xlink:actuate="onLoad" draw:mime-type="image/png"/></draw:frame>2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" text:anchor-type="char" svg:x="0.265cm" svg:y="0.152cm" svg:width="17cm" svg:height="9.837cm" draw:z-index="1"><draw:image xlink:href="Pictures/1000000000000320000001CF36F346D176B32B5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span text:style-name="T1">6</text:span><text:tab/></text:p>
      <text:p text:style-name="Standard"><text:soft-page-break/></text:p>
      <text:p text:style-name="Standard"/>
      <text:p text:style-name="Standard"/>
      <text:p text:style-name="P1"><draw:frame draw:style-name="fr2" draw:name="Image3" text:anchor-type="char" svg:width="17cm" svg:height="9.527cm" draw:z-index="2"><draw:image xlink:href="Pictures/100000000000035C000001E28DAFDD702AB3FABC.png" xlink:type="simple" xlink:show="embed" xlink:actuate="onLoad" draw:mime-type="image/png"/></draw:frame>1</text:p>
      <text:p text:style-name="P1"/>
      <text:p text:style-name="P1"/>
      <text:p text:style-name="P2"><draw:frame draw:style-name="fr1" draw:name="Image4" text:anchor-type="char" svg:width="13.229cm" svg:height="12.7cm" draw:z-index="3"><draw:image xlink:href="Pictures/10000000000001F4000001E005C8A5C6BFA8727E.png" xlink:type="simple" xlink:show="embed" xlink:actuate="onLoad" draw:mime-type="image/png"/></draw:frame>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6:04:27.180397234</meta:creation-date>
    <dc:date>2025-07-15T16:16:36.415540661</dc:date>
    <meta:editing-duration>PT1M5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4" meta:character-count="20" meta:non-whitespace-character-count="4"/>
  </office:meta>
</office:document-meta>
</file>